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e41c" officeooo:paragraph-rsid="0005e41c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ato" officeooo:rsid="0005e41c" officeooo:paragraph-rsid="0005e41c" loext:padding="0cm" loext:border="none"/>
    </style:style>
    <style:style style:name="P3" style:family="paragraph" style:parent-style-name="Standard">
      <style:text-properties fo:font-size="15pt" fo:font-weight="bold" officeooo:rsid="0005e41c" officeooo:paragraph-rsid="0005e41c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Lato" officeooo:rsid="0005e41c" officeooo:paragraph-rsid="0005e41c" loext:padding="0cm" loext:border="none"/>
    </style:style>
    <style:style style:name="T1" style:family="text">
      <style:text-properties officeooo:rsid="0005e41c"/>
    </style:style>
    <style:style style:name="T2" style:family="text">
      <style:text-properties loext:padding="0cm" loext:border="none"/>
    </style:style>
    <style:style style:name="T3" style:family="text">
      <style:text-properties style:font-name="Lato"/>
    </style:style>
    <style:style style:name="T4" style:family="text">
      <style:text-properties style:font-name="Lato" loext:padding="0cm" loext:border="none"/>
    </style:style>
    <style:style style:name="T5" style:family="text">
      <style:text-properties style:font-name="Lato" officeooo:rsid="0005e41c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>WEATHER APP CHALLENGE</text:p>
      <text:p text:style-name="P1"/>
      <text:p text:style-name="P2">You are required to develop a weather app program using tkinter. The weather coding challenge requires you to build a weather app using google geolocation api. Users should be able to type any location <text:s/>and get up to date weather details such as temperature, humidity, wind speed, cloud cover and others.</text:p>
      <text:p text:style-name="P4">Design a tkinter GUI which will allow the application to display above information. You are expected to package the program for distribution once completed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6T16:25:42.360253591</meta:creation-date>
    <dc:date>2020-09-06T16:31:35.119938091</dc:date>
    <meta:editing-duration>PT5M53S</meta:editing-duration>
    <meta:editing-cycles>1</meta:editing-cycles>
    <meta:document-statistic meta:table-count="0" meta:image-count="0" meta:object-count="0" meta:page-count="1" meta:paragraph-count="3" meta:word-count="78" meta:character-count="482" meta:non-whitespace-character-count="405"/>
    <meta:generator>LibreOffice/6.4.2.2$Linux_X86_64 LibreOffice_project/40$Build-2</meta:generator>
  </office:meta>
</office:document-meta>
</file>